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Linux Biolinum" svg:font-family="'Linux Biolinum'" style:font-pitch="variable"/>
    <style:font-face style:name="Linux Libertine" svg:font-family="'Linux Libertine'" style:font-adornments="Bold" style:font-pitch="variable"/>
    <style:font-face style:name="Linux Libertine1" svg:font-family="'Linux Libertine'" style:font-adornments="Bold Italic" style:font-pitch="variable"/>
    <style:font-face style:name="Linux Libertine3" svg:font-family="'Linux Libertine'" style:font-adornments="Italic" style:font-pitch="variable"/>
    <style:font-face style:name="Linux Libertine2" svg:font-family="'Linux Libertine'" style:font-adornments="Regular" style:font-pitch="variable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Footer">
      <style:text-properties fo:font-size="12pt" style:font-size-asian="10.5pt" style:font-size-complex="12pt"/>
    </style:style>
    <style:style style:name="P2" style:family="paragraph" style:parent-style-name="Standard">
      <style:text-properties fo:font-size="12pt" officeooo:rsid="0013ec93" officeooo:paragraph-rsid="0035f1fd" style:font-size-asian="12pt" style:font-size-complex="12pt"/>
    </style:style>
    <style:style style:name="P3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4c97ca" officeooo:paragraph-rsid="004ec635" style:font-size-asian="12pt" style:font-style-asian="normal" style:font-weight-asian="normal" style:font-size-complex="12pt" style:font-style-complex="normal" style:font-weight-complex="normal"/>
    </style:style>
    <style:style style:name="P4" style:family="paragraph" style:parent-style-name="Math_20_text">
      <style:text-properties fo:color="#999999" style:text-position="0% 100%" fo:font-size="12pt" fo:font-style="normal" style:text-underline-style="none" fo:font-weight="normal" officeooo:rsid="004c97ca" officeooo:paragraph-rsid="004ec635" style:font-size-asian="12pt" style:font-style-asian="normal" style:font-weight-asian="normal" style:font-size-complex="12pt" style:font-style-complex="normal" style:font-weight-complex="normal"/>
    </style:style>
    <style:style style:name="P5" style:family="paragraph" style:parent-style-name="Heading_20_1" style:master-page-name="First_20_Page">
      <style:paragraph-properties fo:margin-top="0in" fo:margin-bottom="0in" fo:text-align="start" style:justify-single-word="false" style:page-number="auto" fo:break-before="auto" fo:break-after="auto" style:shadow="none" fo:keep-with-next="always">
        <style:tab-stops/>
      </style:paragraph-properties>
      <style:text-properties style:font-name="Linux Libertine" fo:font-size="28pt" fo:font-style="normal" fo:font-weight="normal" officeooo:paragraph-rsid="0035f1fd" style:font-name-asian="DejaVu Sans1" style:font-size-asian="16.1000003814697pt" style:font-weight-asian="bold" style:font-name-complex="Lohit Hindi" style:font-size-complex="16.1000003814697pt" style:font-weight-complex="bold"/>
    </style:style>
    <style:style style:name="T1" style:family="text">
      <style:text-properties officeooo:rsid="004ec63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1"><text:span text:style-name="T1">Supplementära anteckningar för</text:span> <text:span text:style-name="T1">modul 1</text:span></text:h>
      <text:p text:style-name="P2"/>
      <text:p text:style-name="P3"><text:span text:style-name="T1">Beviset för heltalsdivision med (principal) rest visar med små modifikationer</text:span></text:p>
      <text:p text:style-name="P3"><text:span text:style-name="T1">att motsvarande gäller för polynom med rationella, rellera eller komplexa koefficienter.</text:span></text:p>
      <text:p text:style-name="P3"><text:span text:style-name="T1"/></text:p>
      <text:p text:style-name="P3"><text:span text:style-name="T1">Resten r(x):s grad &lt; delaren (divisorn) d(x):s grad.</text:span></text:p>
      <text:p text:style-name="P3"><text:span text:style-name="T1"/></text:p>
      <text:p text:style-name="P3"><text:span text:style-name="T1">De Gaussiska heltalen = {m + in | m, n heltal} (i = den imaginära enheten).</text:span></text:p>
      <text:p text:style-name="P3"><text:span text:style-name="T1">|r()|² &lt; |d()|² <text:s/>för Gaussiska heltal ().</text:span></text:p>
      <text:p text:style-name="P3"><text:span text:style-name="T1"/></text:p>
      <text:p text:style-name="P3"><text:span text:style-name="T1"/></text:p>
      <text:p text:style-name="P3"><text:span text:style-name="T1">Talbas 8 kallas för det oktala talsystemet (talbas 10 kallas decimala talsystemet).</text:span></text:p>
      <text:p text:style-name="P3"><text:span text:style-name="T1"/></text:p>
      <text:p text:style-name="P3"><text:span text:style-name="T1"/></text:p>
      <text:p text:style-name="P4"><text:span text:style-name="T1">Delargrafter kallas också Hassediagram.</text:span></text:p>
      <text:p text:style-name="P3"><text:span text:style-name="T1"/></text:p>
      <text:p text:style-name="P3"><text:span text:style-name="T1"/></text:p>
      <text:p text:style-name="P3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Linux Biolinum" svg:font-family="'Linux Biolinum'" style:font-pitch="variable"/>
    <style:font-face style:name="Linux Libertine" svg:font-family="'Linux Libertine'" style:font-adornments="Bold" style:font-pitch="variable"/>
    <style:font-face style:name="Linux Libertine1" svg:font-family="'Linux Libertine'" style:font-adornments="Bold Italic" style:font-pitch="variable"/>
    <style:font-face style:name="Linux Libertine3" svg:font-family="'Linux Libertine'" style:font-adornments="Italic" style:font-pitch="variable"/>
    <style:font-face style:name="Linux Libertine2" svg:font-family="'Linux Libertine'" style:font-adornments="Regular" style:font-pitch="variable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heads_20_1" draw:display-name="Arrowheads 1" svg:viewBox="0 0 1131 1580" svg:d="m1013 1491 118 89-567-1580-564 1580 114-85 136-68 148-46 161-17 161 13 153 46z"/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none" style:letter-kerning="true" style:font-name-asian="DejaVu Sans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ejaVu Sans" fo:font-size="10pt" style:font-size-asian="10.5pt"/>
    </style:style>
    <style:style style:name="Heading" style:family="paragraph" style:parent-style-name="Standard" style:next-style-name="Text_20_body" style:auto-update="true" style:class="text">
      <style:paragraph-properties fo:margin-top="0.1665in" fo:margin-bottom="0.0835in" fo:text-align="center" style:justify-single-word="false" style:shadow="none" fo:keep-with-next="always">
        <style:tab-stops/>
      </style:paragraph-properties>
      <style:text-properties style:font-name="Linux Biolinum" fo:font-size="36pt" style:font-name-asian="DejaVu Sans1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in"/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auto-update="true" style:default-outline-level="1" style:class="text" style:master-page-name="">
      <style:paragraph-properties fo:margin-left="0in" fo:margin-right="0in" fo:text-align="start" style:justify-single-word="false" fo:text-indent="0in" style:auto-text-indent="false" style:page-number="auto">
        <style:tab-stops/>
      </style:paragraph-properties>
      <style:text-properties style:font-name="Linux Libertine" fo:font-size="20pt" fo:font-style="normal" fo:font-weight="bold" style:font-size-asian="16.1000003814697pt" style:font-weight-asian="bold" style:font-size-complex="16.1000003814697pt" style:font-weight-complex="bold"/>
    </style:style>
    <style:style style:name="Heading_20_2" style:display-name="Heading 2" style:family="paragraph" style:parent-style-name="Heading" style:next-style-name="Text_20_body" style:auto-update="true" style:default-outline-level="2" style:class="text" style:master-page-name="">
      <style:paragraph-properties fo:margin-left="0in" fo:margin-right="0in" fo:text-align="start" style:justify-single-word="false" fo:text-indent="0in" style:auto-text-indent="false" style:page-number="auto"/>
      <style:text-properties style:font-name="Linux Libertine" fo:font-size="18pt" fo:font-style="normal" fo:font-weight="bold" style:font-size-asian="14pt" style:font-style-asian="italic" style:font-weight-asian="normal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auto-update="true" style:default-outline-level="3" style:class="text">
      <style:paragraph-properties fo:margin-left="0in" fo:margin-right="0in" fo:text-align="start" style:justify-single-word="false" fo:text-indent="0in" style:auto-text-indent="false"/>
      <style:text-properties style:font-name="Linux Libertine1" fo:font-size="18pt" fo:font-style="italic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auto-update="true" style:default-outline-level="4" style:class="text">
      <style:paragraph-properties fo:margin-left="0in" fo:margin-right="0in" fo:text-align="start" style:justify-single-word="false" fo:text-indent="0in" style:auto-text-indent="false"/>
      <style:text-properties style:font-name="Linux Libertine1" fo:font-size="16pt" fo:font-style="normal" fo:font-weight="bold" style:font-size-asian="85%" style:font-style-asian="italic" style:font-weight-asian="normal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auto-update="true" style:default-outline-level="5" style:class="text" style:master-page-name="">
      <style:paragraph-properties fo:margin-left="0in" fo:margin-right="0in" fo:text-align="start" style:justify-single-word="false" fo:text-indent="0in" style:auto-text-indent="false" style:page-number="auto"/>
      <style:text-properties style:font-name="Linux Libertine1" fo:font-size="16pt" fo:font-style="italic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auto-update="true" style:default-outline-level="6" style:class="text">
      <style:paragraph-properties fo:margin-left="0in" fo:margin-right="0in" fo:text-align="start" style:justify-single-word="false" fo:text-indent="0in" style:auto-text-indent="false"/>
      <style:text-properties style:font-name="Linux Libertine2" fo:font-size="16pt" fo:font-weight="normal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auto-update="true" style:default-outline-level="7" style:class="text">
      <style:paragraph-properties fo:margin-left="0in" fo:margin-right="0in" fo:text-align="start" style:justify-single-word="false" fo:text-indent="0in" style:auto-text-indent="false"/>
      <style:text-properties style:font-name="Linux Libertine3" fo:font-size="16pt" fo:font-style="italic" fo:font-weight="normal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auto-update="true" style:default-outline-level="8" style:class="text">
      <style:paragraph-properties fo:margin-left="0in" fo:margin-right="0in" fo:text-align="start" style:justify-single-word="false" fo:text-indent="0in" style:auto-text-indent="false"/>
      <style:text-properties style:font-name="Linux Libertine" fo:font-size="14pt" fo:font-weight="normal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auto-update="true" style:default-outline-level="9" style:class="text">
      <style:paragraph-properties fo:margin-left="0in" fo:margin-right="0in" fo:text-align="start" style:justify-single-word="false" fo:text-indent="0in" style:auto-text-indent="false"/>
      <style:text-properties style:font-name="Linux Libertine3" fo:font-size="15pt" fo:font-style="italic" fo:font-weight="normal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auto-update="true" style:default-outline-level="10" style:class="text">
      <style:paragraph-properties fo:margin-left="0in" fo:margin-right="0in" fo:text-align="start" style:justify-single-word="false" fo:text-indent="0in" style:auto-text-indent="false"/>
      <style:text-properties style:font-name="Linux Libertine" fo:font-size="14pt" fo:font-weight="normal" style:font-size-asian="75%" style:font-weight-asian="bold" style:font-size-complex="75%" style:font-weight-complex="bold"/>
    </style:style>
    <style:style style:name="Signature" style:family="paragraph" style:parent-style-name="Standard" style:class="text">
      <style:paragraph-properties text:number-lines="false" text:line-number="0"/>
    </style:style>
    <style:style style:name="Math_20_text" style:display-name="Math text" style:family="paragraph" style:class="text" style:master-page-name="">
      <style:paragraph-properties style:page-number="auto" fo:background-color="transparent" style:shadow="none">
        <style:tab-stops/>
        <style:background-image/>
      </style:paragraph-properties>
      <style:text-properties style:font-name="DejaVu Sans" style:font-size-asian="10.5pt"/>
    </style:style>
    <style:style style:name="User_20_Index_20_10" style:display-name="User Index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5.1563in" style:type="right" style:leader-style="dotted" style:leader-text="."/>
        </style:tab-stops>
      </style:paragraph-properties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Page_20_Number" style:display-name="Page Number" style:family="text"/>
    <style:style style:name="Citation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fo:font-size="12pt" style:font-size-asian="10.5pt" style:font-size-complex="12pt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  <style:master-page style:name="First_20_Page" style:display-name="First Page" style:page-layout-name="Mpm1" style:next-style-name="Standard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ttias </meta:initial-creator>
    <meta:creation-date>2010-12-08T11:05:13</meta:creation-date>
    <dc:date>2011-02-20T17:12:12</dc:date>
    <dc:creator>Mattias </dc:creator>
    <meta:editing-duration>PT24H43M31S</meta:editing-duration>
    <meta:editing-cycles>50</meta:editing-cycles>
    <meta:generator>OpenOffice.org/3.2$Linux OpenOffice.org_project/320m19$Build-9505</meta:generator>
    <meta:document-statistic meta:table-count="0" meta:image-count="0" meta:object-count="0" meta:page-count="1" meta:paragraph-count="8" meta:word-count="75" meta:character-count="493"/>
  </office:meta>
</office:document-meta>
</file>